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4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Global1" office:value-type="float" office:value="1">
            <text:p>1</text:p>
          </table:table-cell>
          <table:table-cell table:formula="of:=SUM(Global3)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Global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Local1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Local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  <table:named-expressions>
          <table:named-range table:name="Local1" table:base-cell-address="$Sheet1.$B$5" table:cell-range-address="$Sheet1.$A$3"/>
          <table:named-range table:name="Local2" table:base-cell-address="$Sheet1.$B$5" table:cell-range-address="$Sheet1.$A$4"/>
        </table:named-expressions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2">
          <table:table-cell office:value-type="float" office:value="6">
            <text:p>6</text:p>
          </table:table-cell>
          <table:table-cell table:formula="of:=Local1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Local2" office:value-type="float" office:value="7">
            <text:p>7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number-matrix-columns-spanned="3" table:number-matrix-rows-spanned="2" table:formula="of:=Global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named-expressions>
          <table:named-range table:name="Local1" table:base-cell-address="$Sheet1.$B$5" table:cell-range-address="$Sheet1.$A$5"/>
          <table:named-range table:name="Local2" table:base-cell-address="$Sheet1.$B$5" table:cell-range-address="$Sheet2.$A$2"/>
        </table:named-expressions>
      </table:table>
      <table:named-expressions>
        <table:named-range table:name="Global1" table:base-cell-address="$Sheet1.$B$5" table:cell-range-address="$Sheet1.$A$1"/>
        <table:named-range table:name="Global2" table:base-cell-address="$Sheet1.$B$5" table:cell-range-address="$Sheet1.$A$2"/>
        <table:named-range table:name="Global3" table:base-cell-address="$Sheet1.$B$5" table:cell-range-address="$Sheet1.$A$1:.$A$4"/>
        <table:named-expression table:name="Global4" table:base-cell-address="$Sheet2.$A$3" table:expression="{1;2;3|4;5;6}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1-07-18T11:32:17</meta:creation-date>
    <dc:date>2012-01-09T00:13:34</dc:date>
    <dc:creator>Markus Mohrhard</dc:creator>
    <meta:editing-duration>PT13M23S</meta:editing-duration>
    <meta:editing-cycles>4</meta:editing-cycles>
    <meta:generator>LibreOffice/3.6$Linux_X86_64 LibreOffice_project/6274810-libreoffice-3-5-branch-point</meta:generator>
    <meta:document-statistic meta:table-count="2" meta:cell-count="20" meta:object-count="0"/>
  </office:meta>
</office:document-meta>
</file>